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 list(self, request, *args, **kwargs):</text:p>
      <text:p text:style-name="Standard"><text:s text:c="4"/># Get the doctor and the current date</text:p>
      <text:p text:style-name="Standard"><text:s text:c="4"/>doctor = self.get_doctor()</text:p>
      <text:p text:style-name="Standard"><text:s text:c="4"/>current_date = datetime.datetime.now().date()</text:p>
      <text:p text:style-name="Standard"/>
      <text:p text:style-name="Standard"><text:s text:c="4"/># Get the number of days in the current month</text:p>
      <text:p text:style-name="Standard"><text:s text:c="4"/>current_year = current_date.year</text:p>
      <text:p text:style-name="Standard"><text:s text:c="4"/>current_month = current_date.month</text:p>
      <text:p text:style-name="Standard"><text:s text:c="4"/>num_days_in_month = calendar.monthrange(current_year, current_month)[1]</text:p>
      <text:p text:style-name="Standard"/>
      <text:p text:style-name="Standard"><text:s text:c="4"/># Create a list of dates for the remaining days in the current month</text:p>
      <text:p text:style-name="Standard"><text:s text:c="4"/>days = [datetime.date(current_year, current_month, day) for day in range(current_date.day, num_days_in_month + 1)]</text:p>
      <text:p text:style-name="Standard"/>
      <text:p text:style-name="Standard"><text:s text:c="4"/># Get the doctor's availability and appointments</text:p>
      <text:p text:style-name="Standard"><text:s text:c="4"/>doc_available = doctor.timing.all()</text:p>
      <text:p text:style-name="Standard"><text:s text:c="4"/>all_appointments = Appointment.objects.filter(date__gte=current_date, status=enums.PENDING,</text:p>
      <text:p text:style-name="Standard"><text:s text:c="50"/>date__month=current_month, doctor=doctor)</text:p>
      <text:p text:style-name="Standard"/>
      <text:p text:style-name="Standard"><text:s text:c="4"/># Initialize a list to store the availability for each day</text:p>
      <text:p text:style-name="Standard"><text:s text:c="4"/>availability_list = []</text:p>
      <text:p text:style-name="Standard"/>
      <text:p text:style-name="Standard"><text:s text:c="4"/># For each day, find the availability slots</text:p>
      <text:p text:style-name="Standard"><text:s text:c="4"/>for day in days:</text:p>
      <text:p text:style-name="Standard"><text:s text:c="8"/># Get the day of the week (e.g., Monday, Tuesday, etc.)</text:p>
      <text:p text:style-name="Standard"><text:s text:c="8"/>day_value = calendar.day_name[day.weekday()].lower()</text:p>
      <text:p text:style-name="Standard"/>
      <text:p text:style-name="Standard"><text:s text:c="8"/># Initialize the duration to None</text:p>
      <text:p text:style-name="Standard"><text:s text:c="8"/>duration = None</text:p>
      <text:p text:style-name="Standard"/>
      <text:p text:style-name="Standard"><text:s text:c="8"/># Find the availability for the day</text:p>
      <text:p text:style-name="Standard"><text:s text:c="8"/>availability = None</text:p>
      <text:p text:style-name="Standard"><text:s text:c="8"/>for available in doc_available:</text:p>
      <text:p text:style-name="Standard"><text:s text:c="12"/>if available.day == day_value:</text:p>
      <text:p text:style-name="Standard"><text:s text:c="16"/>availability = available</text:p>
      <text:p text:style-name="Standard"><text:s text:c="16"/>break</text:p>
      <text:p text:style-name="Standard"/>
      <text:p text:style-name="Standard"><text:s text:c="8"/># If there is availability for the day, get the slots and update the duration</text:p>
      <text:p text:style-name="Standard"><text:s text:c="8"/>if availability:</text:p>
      <text:p text:style-name="Standard"><text:s text:c="12"/>start_time = availability.start_time</text:p>
      <text:p text:style-name="Standard"><text:s text:c="12"/>end_time = availability.end_time</text:p>
      <text:p text:style-name="Standard"><text:s text:c="12"/>duration = availability.duration</text:p>
      <text:p text:style-name="Standard"><text:s text:c="12"/>slots = time_slots(start_time, end_time, duration)</text:p>
      <text:p text:style-name="Standard"><text:s text:c="8"/>else:</text:p>
      <text:p text:style-name="Standard"><text:s text:c="12"/>slots = []</text:p>
      <text:p text:style-name="Standard"/>
      <text:p text:style-name="Standard"><text:s text:c="8"/># Mark the slots as booked if they have an appointment</text:p>
      <text:p text:style-name="Standard"><text:s text:c="8"/>booked_slots = []</text:p>
      <text:p text:style-name="Standard"><text:s text:c="8"/>if all_appointments.exists():</text:p>
      <text:p text:style-name="Standard"><text:s text:c="12"/>for appointment in all_appointments:</text:p>
      <text:p text:style-name="Standard"><text:s text:c="16"/>if appointment.date == day:</text:p>
      <text:p text:style-name="Standard"><text:s text:c="20"/>start_time = appointment.start_time.strftime('%H:%M')</text:p>
      <text:p text:style-name="Standard"><text:soft-page-break/><text:s text:c="20"/>booked_slots.append(start_time)</text:p>
      <text:p text:style-name="Standard"/>
      <text:p text:style-name="Standard"><text:s text:c="8"/># Add the availability for the day to the list</text:p>
      <text:p text:style-name="Standard"><text:s text:c="8"/>availability_list.append({</text:p>
      <text:p text:style-name="Standard"><text:s text:c="12"/>'date': day,</text:p>
      <text:p text:style-name="Standard"><text:s text:c="12"/>'day': day_value,</text:p>
      <text:p text:style-name="Standard"><text:s text:c="12"/>'duration': duration,</text:p>
      <text:p text:style-name="Standard"><text:s text:c="12"/>'start_time': start_time,</text:p>
      <text:p text:style-name="Standard"><text:s text:c="12"/>'end_time': end_time,</text:p>
      <text:p text:style-name="Standard"><text:s text:c="12"/>'hospital_name': availability.hospital.hospital_name,</text:p>
      <text:p text:style-name="Standard"><text:s text:c="12"/>'slots': [{'start_time': slot, 'booked': (slot in booked_slots)} for slot in slots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0T13:20:13.939498706</meta:creation-date>
    <dc:date>2022-12-30T13:20:33.799328988</dc:date>
    <meta:editing-duration>PT20S</meta:editing-duration>
    <meta:editing-cycles>1</meta:editing-cycles>
    <meta:document-statistic meta:table-count="0" meta:image-count="0" meta:object-count="0" meta:page-count="2" meta:paragraph-count="52" meta:word-count="249" meta:character-count="2465" meta:non-whitespace-character-count="1778"/>
    <meta:generator>LibreOffice/6.4.7.2$Linux_X86_64 LibreOffice_project/40$Build-2</meta:generator>
  </office:meta>
</office:document-meta>
</file>